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29 1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9608" calcext:value-type="float">
            <text:p>-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19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7672" calcext:value-type="float">
            <text:p>-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6984" calcext:value-type="float">
            <text:p>-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09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248" calcext:value-type="float">
            <text:p>-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116" calcext:value-type="float">
            <text:p>-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0512" calcext:value-type="float">
            <text:p>-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9656" calcext:value-type="float">
            <text:p>-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9552" calcext:value-type="float">
            <text:p>-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9552" calcext:value-type="float">
            <text:p>-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19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28" calcext:value-type="float">
            <text:p>-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096" calcext:value-type="float">
            <text:p>-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808" calcext:value-type="float">
            <text:p>-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808" calcext:value-type="float">
            <text:p>-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3352" calcext:value-type="float">
            <text:p>-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116" calcext:value-type="float">
            <text:p>-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3288" calcext:value-type="float">
            <text:p>-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056" calcext:value-type="float">
            <text:p>-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314" calcext:value-type="float">
            <text:p>-2.2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72567741936" calcext:value-type="float">
            <text:p>-2.401725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698375" calcext:value-type="float">
            <text:p>-2.53698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5568" calcext:value-type="float">
            <text:p>-2.27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73435" calcext:value-type="float">
            <text:p>-2.36734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9768" calcext:value-type="float">
            <text:p>-2.9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346075" calcext:value-type="float">
            <text:p>-2.54346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55896774193" calcext:value-type="float">
            <text:p>-2.1125589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471070967742" calcext:value-type="float">
            <text:p>-1.974710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526618181818" calcext:value-type="float">
            <text:p>-1.1252661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2468903225807" calcext:value-type="float">
            <text:p>-0.4824689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96975483871" calcext:value-type="float">
            <text:p>-1.11969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49768" calcext:value-type="float">
            <text:p>-2.07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858580645161" calcext:value-type="float">
            <text:p>-1.95858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6484" calcext:value-type="float">
            <text:p>-1.5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1928" calcext:value-type="float">
            <text:p>-1.51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8945" calcext:value-type="float">
            <text:p>-1.4418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7152" calcext:value-type="float">
            <text:p>-2.57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8945" calcext:value-type="float">
            <text:p>-2.988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611587096774" calcext:value-type="float">
            <text:p>-2.156115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951819354839" calcext:value-type="float">
            <text:p>-1.15951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6441548387097" calcext:value-type="float">
            <text:p>-0.976441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7744" calcext:value-type="float">
            <text:p>-1.03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583225" calcext:value-type="float">
            <text:p>-1.70583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482979310345" calcext:value-type="float">
            <text:p>-2.2248297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890916129032" calcext:value-type="float">
            <text:p>-2.308909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204225" calcext:value-type="float">
            <text:p>-1.86204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53184" calcext:value-type="float">
            <text:p>-1.45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1456" calcext:value-type="float">
            <text:p>-2.2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86510344828" calcext:value-type="float">
            <text:p>-3.0328651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470374193548" calcext:value-type="float">
            <text:p>-2.754703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381175" calcext:value-type="float">
            <text:p>-2.30381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209677419355" calcext:value-type="float">
            <text:p>-1.78209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74864516129" calcext:value-type="float">
            <text:p>-0.606748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193032258064" calcext:value-type="float">
            <text:p>-0.47519303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437677419355" calcext:value-type="float">
            <text:p>-0.478437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5404137931" calcext:value-type="float">
            <text:p>-1.341540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93729032258" calcext:value-type="float">
            <text:p>-1.304937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115" calcext:value-type="float">
            <text:p>-1.301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876" calcext:value-type="float">
            <text:p>-1.42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3615" calcext:value-type="float">
            <text:p>-2.1303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8224" calcext:value-type="float">
            <text:p>-2.94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32464516129" calcext:value-type="float">
            <text:p>-2.54832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8434" calcext:value-type="float">
            <text:p>-1.948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454709677419" calcext:value-type="float">
            <text:p>-0.688454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3283870967742" calcext:value-type="float">
            <text:p>0.833283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3278451612903" calcext:value-type="float">
            <text:p>0.593278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7248" calcext:value-type="float">
            <text:p>-0.18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9175172413793" calcext:value-type="float">
            <text:p>-0.88917517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3573161290323" calcext:value-type="float">
            <text:p>-0.763573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0644" calcext:value-type="float">
            <text:p>-0.5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4464" calcext:value-type="float">
            <text:p>-1.08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8875" calcext:value-type="float">
            <text:p>-2.428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7744" calcext:value-type="float">
            <text:p>-2.94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24875" calcext:value-type="float">
            <text:p>-2.75224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413212903226" calcext:value-type="float">
            <text:p>-2.114132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014761290323" calcext:value-type="float">
            <text:p>-1.820147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350709677419" calcext:value-type="float">
            <text:p>-0.999350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49935483871" calcext:value-type="float">
            <text:p>-1.37749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995122580645" calcext:value-type="float">
            <text:p>-1.649951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0552" calcext:value-type="float">
            <text:p>-2.499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368670967742" calcext:value-type="float">
            <text:p>-2.163686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307625" calcext:value-type="float">
            <text:p>-1.75307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32272" calcext:value-type="float">
            <text:p>-1.84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8855" calcext:value-type="float">
            <text:p>-2.2688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97888" calcext:value-type="float">
            <text:p>-2.72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18038709677" calcext:value-type="float">
            <text:p>-2.709180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3951" calcext:value-type="float">
            <text:p>-1.8939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976077419355" calcext:value-type="float">
            <text:p>-1.379760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9692387096774" calcext:value-type="float">
            <text:p>-0.709692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9084903225806" calcext:value-type="float">
            <text:p>-0.839084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51664516129" calcext:value-type="float">
            <text:p>-1.41751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178731034483" calcext:value-type="float">
            <text:p>-1.8717873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99122580645" calcext:value-type="float">
            <text:p>-1.588991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25925" calcext:value-type="float">
            <text:p>-1.6925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6492" calcext:value-type="float">
            <text:p>-1.39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122375" calcext:value-type="float">
            <text:p>-2.17122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43344" calcext:value-type="float">
            <text:p>-1.96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97225" calcext:value-type="float">
            <text:p>-2.06397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809419354839" calcext:value-type="float">
            <text:p>-1.95809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52361290323" calcext:value-type="float">
            <text:p>-1.399523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362322580645" calcext:value-type="float">
            <text:p>-0.969362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271612903226" calcext:value-type="float">
            <text:p>-1.45271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37832258065" calcext:value-type="float">
            <text:p>-1.478378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77572413793" calcext:value-type="float">
            <text:p>-1.4637757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14270967742" calcext:value-type="float">
            <text:p>-1.240142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79125" calcext:value-type="float">
            <text:p>-0.99679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54475" calcext:value-type="float">
            <text:p>-2.07254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88288" calcext:value-type="float">
            <text:p>-2.6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497975" calcext:value-type="float">
            <text:p>-2.50497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93024516129" calcext:value-type="float">
            <text:p>-2.30930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5736" calcext:value-type="float">
            <text:p>-1.10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6321290322581" calcext:value-type="float">
            <text:p>-0.186321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56910967741935" calcext:value-type="float">
            <text:p>0.03569109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8057103448276" calcext:value-type="float">
            <text:p>-0.37805710344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464825806452" calcext:value-type="float">
            <text:p>-1.204648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4804444444444" calcext:value-type="float">
            <text:p>-0.90480444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44656" calcext:value-type="float">
            <text:p>-1.1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157574193548" calcext:value-type="float">
            <text:p>-2.111575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53368" calcext:value-type="float">
            <text:p>-2.415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38488" calcext:value-type="float">
            <text:p>-2.19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66816" calcext:value-type="float">
            <text:p>-1.84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840258064516" calcext:value-type="float">
            <text:p>0.835840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552180645161" calcext:value-type="float">
            <text:p>1.065521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3763870967742" calcext:value-type="float">
            <text:p>0.863763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0914400000000002" calcext:value-type="float">
            <text:p>-0.000914400000000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8241290322581" calcext:value-type="float">
            <text:p>-0.308241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565" calcext:value-type="float">
            <text:p>-0.710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17784" calcext:value-type="float">
            <text:p>-1.07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679225" calcext:value-type="float">
            <text:p>-1.76679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43055483871" calcext:value-type="float">
            <text:p>-2.17430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108975" calcext:value-type="float">
            <text:p>-1.86108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52696774194" calcext:value-type="float">
            <text:p>-1.094526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8883096774194" calcext:value-type="float">
            <text:p>0.428883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593675" calcext:value-type="float">
            <text:p>0.25593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3498580645161" calcext:value-type="float">
            <text:p>-0.363498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94967741935484" calcext:value-type="float">
            <text:p>0.0294967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79089655172" calcext:value-type="float">
            <text:p>-1.0727908965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5540129032258" calcext:value-type="float">
            <text:p>-0.425540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7425" calcext:value-type="float">
            <text:p>0.2257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70712" calcext:value-type="float">
            <text:p>-0.087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06165" calcext:value-type="float">
            <text:p>-0.36061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867819354839" calcext:value-type="float">
            <text:p>-2.05867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51315" calcext:value-type="float">
            <text:p>-2.19513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702451612903" calcext:value-type="float">
            <text:p>-1.75702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1537806451613" calcext:value-type="float">
            <text:p>-0.431537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5394" calcext:value-type="float">
            <text:p>-0.485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26038709677" calcext:value-type="float">
            <text:p>-1.444260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23337931034" calcext:value-type="float">
            <text:p>-1.95923337931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3576" calcext:value-type="float">
            <text:p>-1.4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850285714286" calcext:value-type="float">
            <text:p>-1.62850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145032258065" calcext:value-type="float">
            <text:p>-0.853145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980525" calcext:value-type="float">
            <text:p>-1.48980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003096774194" calcext:value-type="float">
            <text:p>-2.46003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838890322581" calcext:value-type="float">
            <text:p>-2.12838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713742857143" calcext:value-type="float">
            <text:p>-1.807137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3425" calcext:value-type="float">
            <text:p>-0.8353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287975" calcext:value-type="float">
            <text:p>0.94287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40472" calcext:value-type="float">
            <text:p>0.784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382225" calcext:value-type="float">
            <text:p>0.86382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60797241379311" calcext:value-type="float">
            <text:p>-0.08607972413793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7025" calcext:value-type="float">
            <text:p>-0.6677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3192" calcext:value-type="float">
            <text:p>-0.4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86085" calcext:value-type="float">
            <text:p>-1.05860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51329032258" calcext:value-type="float">
            <text:p>-1.722513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466525" calcext:value-type="float">
            <text:p>-2.27466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42503225807" calcext:value-type="float">
            <text:p>-1.569425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0612903225806" calcext:value-type="float">
            <text:p>-0.110612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5486545454545" calcext:value-type="float">
            <text:p>0.625486545454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8431741935484" calcext:value-type="float">
            <text:p>-0.578431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6158451612903" calcext:value-type="float">
            <text:p>-0.776158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2289806451613" calcext:value-type="float">
            <text:p>-0.352289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85225" calcext:value-type="float">
            <text:p>-0.34185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6047" calcext:value-type="float">
            <text:p>-0.3760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887" calcext:value-type="float">
            <text:p>-1.1278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8379096774194" calcext:value-type="float">
            <text:p>-0.968379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92224" calcext:value-type="float">
            <text:p>-1.44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7552774193548" calcext:value-type="float">
            <text:p>-0.477552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8287483870968" calcext:value-type="float">
            <text:p>0.358287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819054545455" calcext:value-type="float">
            <text:p>1.1781905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241125" calcext:value-type="float">
            <text:p>0.24241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17595" calcext:value-type="float">
            <text:p>-0.3617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526171428571" calcext:value-type="float">
            <text:p>-1.495261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4439" calcext:value-type="float">
            <text:p>-0.4644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8816" calcext:value-type="float">
            <text:p>-0.6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537875" calcext:value-type="float">
            <text:p>-1.12537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68384516129" calcext:value-type="float">
            <text:p>-2.40683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717575" calcext:value-type="float">
            <text:p>-1.78717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035272727273" calcext:value-type="float">
            <text:p>-1.090352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5632" calcext:value-type="float">
            <text:p>0.21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69018181818" calcext:value-type="float">
            <text:p>1.4696901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903819354839" calcext:value-type="float">
            <text:p>1.12903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7396129032258" calcext:value-type="float">
            <text:p>0.0797396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8215172413793" calcext:value-type="float">
            <text:p>-0.82821517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88704516129" calcext:value-type="float">
            <text:p>-1.13887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90345" calcext:value-type="float">
            <text:p>-1.419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14152" calcext:value-type="float">
            <text:p>-1.06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61832258065" calcext:value-type="float">
            <text:p>-1.112618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368175" calcext:value-type="float">
            <text:p>-1.26368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572258064516" calcext:value-type="float">
            <text:p>-2.15572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82064516129" calcext:value-type="float">
            <text:p>-1.56382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772375" calcext:value-type="float">
            <text:p>-0.83772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35432258065" calcext:value-type="float">
            <text:p>-1.286354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877125" calcext:value-type="float">
            <text:p>-1.59877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6354571428572" calcext:value-type="float">
            <text:p>-0.98635457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865475" calcext:value-type="float">
            <text:p>-1.42865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6513" calcext:value-type="float">
            <text:p>-1.0565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7712" calcext:value-type="float">
            <text:p>-1.115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122875" calcext:value-type="float">
            <text:p>-2.21122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953909677419" calcext:value-type="float">
            <text:p>-2.629539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941806451613" calcext:value-type="float">
            <text:p>-2.34941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314731034483" calcext:value-type="float">
            <text:p>-1.3231473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5008516129032" calcext:value-type="float">
            <text:p>0.105008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5436129032258" calcext:value-type="float">
            <text:p>0.355436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6195" calcext:value-type="float">
            <text:p>0.0036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366925" calcext:value-type="float">
            <text:p>-1.16366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55365" calcext:value-type="float">
            <text:p>-1.6255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335277419355" calcext:value-type="float">
            <text:p>-1.163352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2355529411765" calcext:value-type="float">
            <text:p>-0.872355529411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31344" calcext:value-type="float">
            <text:p>-1.25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796025" calcext:value-type="float">
            <text:p>-1.96796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049909677419" calcext:value-type="float">
            <text:p>-2.690499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24375" calcext:value-type="float">
            <text:p>-2.71224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403922580645" calcext:value-type="float">
            <text:p>-2.354039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926348387097" calcext:value-type="float">
            <text:p>-1.309263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939636363636" calcext:value-type="float">
            <text:p>-0.50993963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36864" calcext:value-type="float">
            <text:p>-0.8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7756" calcext:value-type="float">
            <text:p>-1.8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129342857143" calcext:value-type="float">
            <text:p>-1.531293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360625" calcext:value-type="float">
            <text:p>-2.18360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694125" calcext:value-type="float">
            <text:p>-2.19694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09368" calcext:value-type="float">
            <text:p>-1.50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86675" calcext:value-type="float">
            <text:p>-1.60086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996180645161" calcext:value-type="float">
            <text:p>-2.299961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10935" calcext:value-type="float">
            <text:p>-1.8910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8676" calcext:value-type="float">
            <text:p>-1.5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213094736842" calcext:value-type="float">
            <text:p>2.73213094736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26136" calcext:value-type="float">
            <text:p>1.30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60245" calcext:value-type="float">
            <text:p>0.1960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0925714285714" calcext:value-type="float">
            <text:p>-0.3309257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4967741935484" calcext:value-type="float">
            <text:p>-0.294967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66392" calcext:value-type="float">
            <text:p>-0.18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633" calcext:value-type="float">
            <text:p>-1.11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171428571429" calcext:value-type="float">
            <text:p>-1.741714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09056" calcext:value-type="float">
            <text:p>1.86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1021" calcext:value-type="float">
            <text:p>1.3110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3296571428571" calcext:value-type="float">
            <text:p>0.903296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2176" calcext:value-type="float">
            <text:p>0.801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92575" calcext:value-type="float">
            <text:p>0.54892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704258064516" calcext:value-type="float">
            <text:p>0.128704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2012129032258" calcext:value-type="float">
            <text:p>0.392012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89495" calcext:value-type="float">
            <text:p>-0.73894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73961290323" calcext:value-type="float">
            <text:p>-1.603739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431075" calcext:value-type="float">
            <text:p>-1.72431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7265" calcext:value-type="float">
            <text:p>-0.977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97728" calcext:value-type="float">
            <text:p>1.83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91168" calcext:value-type="float">
            <text:p>3.0119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80903225807" calcext:value-type="float">
            <text:p>1.593809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4385" calcext:value-type="float">
            <text:p>1.2224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9357142857143" calcext:value-type="float">
            <text:p>-0.299357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940903225806" calcext:value-type="float">
            <text:p>-0.829940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3437473684211" calcext:value-type="float">
            <text:p>-0.9134374736842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7646" calcext:value-type="float">
            <text:p>-0.977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551" calcext:value-type="float">
            <text:p>-2.175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210761290323" calcext:value-type="float">
            <text:p>-2.262107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48509090909" calcext:value-type="float">
            <text:p>-2.04548509090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708825806452" calcext:value-type="float">
            <text:p>-1.677088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462967741935" calcext:value-type="float">
            <text:p>-0.2014629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999" calcext:value-type="float">
            <text:p>-1.189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12115" calcext:value-type="float">
            <text:p>-1.3112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2828965517241" calcext:value-type="float">
            <text:p>-0.5628289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1435555555556" calcext:value-type="float">
            <text:p>-0.76143555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70224" calcext:value-type="float">
            <text:p>-1.6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117694117647" calcext:value-type="float">
            <text:p>-1.931176941176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5771096774194" calcext:value-type="float">
            <text:p>-0.675771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0630769230769" calcext:value-type="float">
            <text:p>0.650630769230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7665" calcext:value-type="float">
            <text:p>1.17976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0776" calcext:value-type="float">
            <text:p>-0.3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7265" calcext:value-type="float">
            <text:p>-2.3837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9664" calcext:value-type="float">
            <text:p>-2.8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1668" calcext:value-type="float">
            <text:p>-2.93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1012" calcext:value-type="float">
            <text:p>-2.00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53" calcext:value-type="float">
            <text:p>-1.76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7096" calcext:value-type="float">
            <text:p>-1.05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9216" calcext:value-type="float">
            <text:p>-0.8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7612" calcext:value-type="float">
            <text:p>-1.4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0554580645161" calcext:value-type="float">
            <text:p>-0.430554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824025" calcext:value-type="float">
            <text:p>-0.39824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5123870967742" calcext:value-type="float">
            <text:p>0.315123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5622" calcext:value-type="float">
            <text:p>0.785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4938285714286" calcext:value-type="float">
            <text:p>-0.104938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16405" calcext:value-type="float">
            <text:p>-0.1716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292387096774" calcext:value-type="float">
            <text:p>-0.557292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380387096774" calcext:value-type="float">
            <text:p>-0.118380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300872727273" calcext:value-type="float">
            <text:p>-1.513008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661565217391" calcext:value-type="float">
            <text:p>-0.969661565217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033381818182" calcext:value-type="float">
            <text:p>-1.7703338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2694" calcext:value-type="float">
            <text:p>-1.742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21935483871" calcext:value-type="float">
            <text:p>-0.28021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534025" calcext:value-type="float">
            <text:p>0.05534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08904" calcext:value-type="float">
            <text:p>-0.5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46775" calcext:value-type="float">
            <text:p>-0.69446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828551724138" calcext:value-type="float">
            <text:p>-1.1282855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927375" calcext:value-type="float">
            <text:p>-1.80927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901522580645" calcext:value-type="float">
            <text:p>-1.01901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637625806452" calcext:value-type="float">
            <text:p>-2.07637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546725" calcext:value-type="float">
            <text:p>-2.59546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36171428571" calcext:value-type="float">
            <text:p>-2.676361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8044137931" calcext:value-type="float">
            <text:p>-2.691804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1759" calcext:value-type="float">
            <text:p>-1.881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450322580645" calcext:value-type="float">
            <text:p>-0.530450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905075" calcext:value-type="float">
            <text:p>1.54905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858580645161" calcext:value-type="float">
            <text:p>-0.195858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544077419355" calcext:value-type="float">
            <text:p>-1.105440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028662068966" calcext:value-type="float">
            <text:p>-1.8202866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28075" calcext:value-type="float">
            <text:p>-2.24628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322175" calcext:value-type="float">
            <text:p>-1.39322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04712" calcext:value-type="float">
            <text:p>-1.89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78335" calcext:value-type="float">
            <text:p>-2.4778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341936842105" calcext:value-type="float">
            <text:p>-2.61341936842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764175" calcext:value-type="float">
            <text:p>-2.46764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41525" calcext:value-type="float">
            <text:p>-1.79841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28570322580645" calcext:value-type="float">
            <text:p>-0.0728570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452662068966" calcext:value-type="float">
            <text:p>1.4545266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200266666667" calcext:value-type="float">
            <text:p>1.122002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24176" calcext:value-type="float">
            <text:p>-0.24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394" calcext:value-type="float">
            <text:p>-1.0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770225" calcext:value-type="float">
            <text:p>-1.42770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37735" calcext:value-type="float">
            <text:p>-0.47377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92210526316" calcext:value-type="float">
            <text:p>-1.7229221052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3827" calcext:value-type="float">
            <text:p>-1.6638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081292307692" calcext:value-type="float">
            <text:p>-1.990812923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4707" calcext:value-type="float">
            <text:p>-1.0847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19638709677" calcext:value-type="float">
            <text:p>-1.31319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0491096774194" calcext:value-type="float">
            <text:p>0.340491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613" calcext:value-type="float">
            <text:p>1.094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8284" calcext:value-type="float">
            <text:p>-0.7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6461" calcext:value-type="float">
            <text:p>-1.656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03168" calcext:value-type="float">
            <text:p>-1.6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5116" calcext:value-type="float">
            <text:p>-1.121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3504" calcext:value-type="float">
            <text:p>-0.4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20385" calcext:value-type="float">
            <text:p>-1.8320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4392" calcext:value-type="float">
            <text:p>-2.1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171538461538" calcext:value-type="float">
            <text:p>-2.00171538461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61056" calcext:value-type="float">
            <text:p>-1.55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553835294118" calcext:value-type="float">
            <text:p>1.59553835294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43825" calcext:value-type="float">
            <text:p>1.98243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0536774193548" calcext:value-type="float">
            <text:p>0.0730536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2162580645161" calcext:value-type="float">
            <text:p>0.342162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444689655173" calcext:value-type="float">
            <text:p>0.7464446896551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8963" calcext:value-type="float">
            <text:p>1.6089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07275" calcext:value-type="float">
            <text:p>1.34407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4949677419355" calcext:value-type="float">
            <text:p>-0.764949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017109677419" calcext:value-type="float">
            <text:p>-1.590171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23174193548" calcext:value-type="float">
            <text:p>-2.026231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830375" calcext:value-type="float">
            <text:p>-1.66830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1461935483871" calcext:value-type="float">
            <text:p>-0.881461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716125" calcext:value-type="float">
            <text:p>0.14716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3135724137931" calcext:value-type="float">
            <text:p>-0.15313572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866273684210526" calcext:value-type="float">
            <text:p>-0.00866273684210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18625" calcext:value-type="float">
            <text:p>0.34718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4916" calcext:value-type="float">
            <text:p>0.72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82175" calcext:value-type="float">
            <text:p>-0.09782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0789565217391" calcext:value-type="float">
            <text:p>0.0850789565217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305780645161" calcext:value-type="float">
            <text:p>-1.163057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691753846154" calcext:value-type="float">
            <text:p>-1.5969175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42456" calcext:value-type="float">
            <text:p>0.644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637745454545" calcext:value-type="float">
            <text:p>3.36637745454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757632" calcext:value-type="float">
            <text:p>2.797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818658064516" calcext:value-type="float">
            <text:p>2.05818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37048275862" calcext:value-type="float">
            <text:p>1.0723704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9921" calcext:value-type="float">
            <text:p>0.1299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9625777777778" calcext:value-type="float">
            <text:p>-0.27962577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5233548387097" calcext:value-type="float">
            <text:p>0.455233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6355" calcext:value-type="float">
            <text:p>-0.8936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571325" calcext:value-type="float">
            <text:p>-1.51571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534875" calcext:value-type="float">
            <text:p>-0.88534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61095" calcext:value-type="float">
            <text:p>-0.87610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058141935484" calcext:value-type="float">
            <text:p>1.80058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43636363636" calcext:value-type="float">
            <text:p>4.0224363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19504516129" calcext:value-type="float">
            <text:p>2.92195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66025" calcext:value-type="float">
            <text:p>1.85366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883457142857" calcext:value-type="float">
            <text:p>1.778834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89245" calcext:value-type="float">
            <text:p>0.5389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65935483871" calcext:value-type="float">
            <text:p>-0.37165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7107612903226" calcext:value-type="float">
            <text:p>0.357107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868025" calcext:value-type="float">
            <text:p>0.10868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117161290323" calcext:value-type="float">
            <text:p>-1.63117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595535483871" calcext:value-type="float">
            <text:p>-1.215955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3673454545455" calcext:value-type="float">
            <text:p>-0.27367345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45677419355" calcext:value-type="float">
            <text:p>2.37645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74254545455" calcext:value-type="float">
            <text:p>3.0547425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10709677419" calcext:value-type="float">
            <text:p>2.22110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28875" calcext:value-type="float">
            <text:p>-0.2428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689103448276" calcext:value-type="float">
            <text:p>-0.48168910344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728025" calcext:value-type="float">
            <text:p>-0.33728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9235" calcext:value-type="float">
            <text:p>-0.9119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810322580645" calcext:value-type="float">
            <text:p>-0.362810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091" calcext:value-type="float">
            <text:p>-0.347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6030967741936" calcext:value-type="float">
            <text:p>-0.936030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25175" calcext:value-type="float">
            <text:p>-1.63325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78735483871" calcext:value-type="float">
            <text:p>0.63378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642763636364" calcext:value-type="float">
            <text:p>1.366427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997935483871" calcext:value-type="float">
            <text:p>-0.216997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4138" calcext:value-type="float">
            <text:p>-1.10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854013793104" calcext:value-type="float">
            <text:p>-1.168540137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214322580645" calcext:value-type="float">
            <text:p>-1.66214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230075" calcext:value-type="float">
            <text:p>-0.88230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4496" calcext:value-type="float">
            <text:p>-0.371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2095" calcext:value-type="float">
            <text:p>-0.15220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066838709677" calcext:value-type="float">
            <text:p>-1.66066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3575" calcext:value-type="float">
            <text:p>-1.933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710075" calcext:value-type="float">
            <text:p>-1.18710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98088" calcext:value-type="float">
            <text:p>1.61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832475" calcext:value-type="float">
            <text:p>2.59832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504129032258" calcext:value-type="float">
            <text:p>1.37504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88464516129" calcext:value-type="float">
            <text:p>-0.17088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6689655172414" calcext:value-type="float">
            <text:p>-0.44668965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2225" calcext:value-type="float">
            <text:p>-1.0182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93225" calcext:value-type="float">
            <text:p>-0.21993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582125" calcext:value-type="float">
            <text:p>-0.85582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271025" calcext:value-type="float">
            <text:p>-1.87271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32555" calcext:value-type="float">
            <text:p>-1.6632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2347096774194" calcext:value-type="float">
            <text:p>-0.712347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15664516129" calcext:value-type="float">
            <text:p>1.58515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914981818182" calcext:value-type="float">
            <text:p>3.2191498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94425806452" calcext:value-type="float">
            <text:p>2.048944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6247" calcext:value-type="float">
            <text:p>1.9762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1603586206897" calcext:value-type="float">
            <text:p>0.19160358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2318451612903" calcext:value-type="float">
            <text:p>0.532318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34475" calcext:value-type="float">
            <text:p>0.47234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2136" calcext:value-type="float">
            <text:p>1.3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67035" calcext:value-type="float">
            <text:p>1.0567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19445" calcext:value-type="float">
            <text:p>-1.8419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81961290323" calcext:value-type="float">
            <text:p>-1.481819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786580645161" calcext:value-type="float">
            <text:p>0.762786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752275" calcext:value-type="float">
            <text:p>2.27752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95661935483871" calcext:value-type="float">
            <text:p>-0.0195661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74325" calcext:value-type="float">
            <text:p>-0.61274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6144" calcext:value-type="float">
            <text:p>-0.90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085883870968" calcext:value-type="float">
            <text:p>-1.930858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789275" calcext:value-type="float">
            <text:p>-1.42789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87765" calcext:value-type="float">
            <text:p>-0.8787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927025" calcext:value-type="float">
            <text:p>-1.01927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196335483871" calcext:value-type="float">
            <text:p>-2.041963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834125" calcext:value-type="float">
            <text:p>-1.96834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9315" calcext:value-type="float">
            <text:p>-1.35693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0294193548387" calcext:value-type="float">
            <text:p>0.0510294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254" calcext:value-type="float">
            <text:p>1.2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447406451613" calcext:value-type="float">
            <text:p>-1.654474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970725" calcext:value-type="float">
            <text:p>-2.22970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604993103448" calcext:value-type="float">
            <text:p>-1.9760499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628363636364" calcext:value-type="float">
            <text:p>-0.4786283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1767" calcext:value-type="float">
            <text:p>-0.4217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03584" calcext:value-type="float">
            <text:p>-1.14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1165" calcext:value-type="float">
            <text:p>-1.69411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718632258065" calcext:value-type="float">
            <text:p>-1.847186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80696774194" calcext:value-type="float">
            <text:p>-2.191806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948675" calcext:value-type="float">
            <text:p>-1.98948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52144" calcext:value-type="float">
            <text:p>-1.38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53575" calcext:value-type="float">
            <text:p>0.9553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57661935483871" calcext:value-type="float">
            <text:p>0.0957661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918025" calcext:value-type="float">
            <text:p>-0.29918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9318344827586" calcext:value-type="float">
            <text:p>-0.379318344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58864516129" calcext:value-type="float">
            <text:p>-1.231588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466725" calcext:value-type="float">
            <text:p>-0.00466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7492" calcext:value-type="float">
            <text:p>0.5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63315" calcext:value-type="float">
            <text:p>0.36633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82529032258" calcext:value-type="float">
            <text:p>-1.932825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178451612903" calcext:value-type="float">
            <text:p>-1.74178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4575" calcext:value-type="float">
            <text:p>-0.6124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0064" calcext:value-type="float">
            <text:p>0.3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6975" calcext:value-type="float">
            <text:p>3.6756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66952" calcext:value-type="float">
            <text:p>2.6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22345" calcext:value-type="float">
            <text:p>0.3522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1618571428572" calcext:value-type="float">
            <text:p>-0.43161857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815375" calcext:value-type="float">
            <text:p>0.46815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470967741936" calcext:value-type="float">
            <text:p>-0.646470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37536" calcext:value-type="float">
            <text:p>0.26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44165" calcext:value-type="float">
            <text:p>-0.28441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17696" calcext:value-type="float">
            <text:p>-1.6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412748387097" calcext:value-type="float">
            <text:p>-1.36412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00296" calcext:value-type="float">
            <text:p>0.440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21904516129" calcext:value-type="float">
            <text:p>1.03219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97504" calcext:value-type="float">
            <text:p>-0.33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68304516129032" calcext:value-type="float">
            <text:p>-0.0568304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11889655172" calcext:value-type="float">
            <text:p>-1.0301188965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005625806452" calcext:value-type="float">
            <text:p>-1.04005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3654193548387" calcext:value-type="float">
            <text:p>-0.723654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17648" calcext:value-type="float">
            <text:p>-0.2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10709677419" calcext:value-type="float">
            <text:p>-1.84010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776412903226" calcext:value-type="float">
            <text:p>-2.217764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11075" calcext:value-type="float">
            <text:p>-1.26711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408175" calcext:value-type="float">
            <text:p>-0.65408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25264516129" calcext:value-type="float">
            <text:p>0.448252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7394117647059" calcext:value-type="float">
            <text:p>0.217394117647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70655483871" calcext:value-type="float">
            <text:p>1.39706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720475" calcext:value-type="float">
            <text:p>-1.25720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17379310345" calcext:value-type="float">
            <text:p>-1.1671737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382825" calcext:value-type="float">
            <text:p>-1.67382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5887483870968" calcext:value-type="float">
            <text:p>0.205887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3006451612903" calcext:value-type="float">
            <text:p>0.0703006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151875" calcext:value-type="float">
            <text:p>-0.72151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222967741936" calcext:value-type="float">
            <text:p>-1.86222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727225806452" calcext:value-type="float">
            <text:p>-2.38727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451974193548" calcext:value-type="float">
            <text:p>-2.044519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9204" calcext:value-type="float">
            <text:p>-0.4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18082315501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8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36" meta:object-count="0"/>
    <meta:user-defined meta:name="AppVersion">3.0</meta:user-defined>
  </office:meta>
</office:document-meta>
</file>